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margin-left="0cm" fo:margin-right="0cm" fo:text-indent="0cm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officeooo:rsid="000dbf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3 Principales Aplicaciones Open Source</text:h>
      <text:p text:style-name="Text_20_body"><text:span text:style-name="Strong_20_Emphasis">Introducción:</text:span> El ecosistema Open Source ofrece una vastísima cantidad de aplicaciones de alta calidad que cubren prácticamente todas las necesidades informáticas, desde sistemas operativos y servidores hasta herramientas de productividad y software especializado. Muchas de ellas son alternativas directas y muy competentes a software propietario caro.</text:p>
      <text:p text:style-name="Text_20_body"><text:span text:style-name="Strong_20_Emphasis">Categorías y Ejemplos Populares:</text:span></text:p>
      <text:list text:style-name="L7">
        <text:list-item>
          <text:p text:style-name="P17"><text:span text:style-name="Strong_20_Emphasis">Sistemas Operativos:</text:span> </text:p>
          <text:list>
            <text:list-item>
              <text:p text:style-name="P17"><text:span text:style-name="Strong_20_Emphasis">GNU/Linux:</text:span> En sus múltiples distribuciones (Ubuntu, Fedora, Debian, Mint, Arch, etc.). </text:p>
            </text:list-item>
            <text:list-item>
              <text:p text:style-name="P17"><text:span text:style-name="Strong_20_Emphasis">BSD:</text:span> FreeBSD, OpenBSD, NetBSD. </text:p>
            </text:list-item>
            <text:list-item>
              <text:p text:style-name="P17"><text:span text:style-name="Strong_20_Emphasis">Android:</text:span> (El kernel es Linux, gran parte del sistema es Open Source bajo la licencia Apache). </text:p>
            </text:list-item>
          </text:list>
        </text:list-item>
        <text:list-item>
          <text:p text:style-name="P17"><text:span text:style-name="Strong_20_Emphasis">Ofimática:</text:span> </text:p>
          <text:list>
            <text:list-item>
              <text:p text:style-name="P17"><text:span text:style-name="Strong_20_Emphasis">LibreOffice:</text:span> Suite completa (procesador de textos, hoja de cálculo, presentaciones, base de datos, dibujo). Alternativa a Microsoft Office. <text:a xlink:type="simple" xlink:href="https://es.libreoffice.org/" office:target-frame-name="_blank" xlink:show="new" text:style-name="Internet_20_link" text:visited-style-name="Visited_20_Internet_20_Link">LibreOffice</text:a> </text:p>
            </text:list-item>
            <text:list-item>
              <text:p text:style-name="P17"><text:span text:style-name="Strong_20_Emphasis">Apache OpenOffice:</text:span> Proyecto hermano de LibreOffice. <text:a xlink:type="simple" xlink:href="https://www.openoffice.org/es/" office:target-frame-name="_blank" xlink:show="new" text:style-name="Internet_20_link" text:visited-style-name="Visited_20_Internet_20_Link">OpenOffice</text:a> </text:p>
            </text:list-item>
            <text:list-item>
              <text:p text:style-name="P17"><text:span text:style-name="Strong_20_Emphasis">Calligra Suite:</text:span> Otra suite ofimática (parte del proyecto KDE). </text:p>
            </text:list-item>
          </text:list>
        </text:list-item>
        <text:list-item>
          <text:p text:style-name="P17"><text:span text:style-name="Strong_20_Emphasis">Navegadores Web:</text:span> </text:p>
          <text:list>
            <text:list-item>
              <text:p text:style-name="P17"><text:span text:style-name="Strong_20_Emphasis">Mozilla Firefox:</text:span> Uno de los navegadores más populares y respetuosos con la privacidad. <text:a xlink:type="simple" xlink:href="https://www.mozilla.org/es-ES/firefox/new/" office:target-frame-name="_blank" xlink:show="new" text:style-name="Internet_20_link" text:visited-style-name="Visited_20_Internet_20_Link">Firefox</text:a> </text:p>
            </text:list-item>
            <text:list-item>
              <text:p text:style-name="P17"><text:span text:style-name="Strong_20_Emphasis">Chromium:</text:span> El proyecto base de Google Chrome (y otros navegadores como Edge, Brave, Opera). </text:p>
            </text:list-item>
          </text:list>
        </text:list-item>
        <text:list-item>
          <text:p text:style-name="P17"><text:span text:style-name="Strong_20_Emphasis">Edición de Gráficos e Imágenes:</text:span> </text:p>
          <text:list>
            <text:list-item>
              <text:p text:style-name="P17"><text:span text:style-name="Strong_20_Emphasis">GIMP (GNU Image Manipulation Program):</text:span> Potente editor de imágenes ráster, alternativa a Adobe Photoshop. <text:a xlink:type="simple" xlink:href="https://www.gimp.org/" office:target-frame-name="_blank" xlink:show="new" text:style-name="Internet_20_link" text:visited-style-name="Visited_20_Internet_20_Link">GIMP</text:a> </text:p>
            </text:list-item>
            <text:list-item>
              <text:p text:style-name="P17"><text:span text:style-name="Strong_20_Emphasis">Inkscape:</text:span> Editor de gráficos vectoriales, alternativa a Adobe Illustrator o CorelDRAW. <text:a xlink:type="simple" xlink:href="https://inkscape.org/es/" office:target-frame-name="_blank" xlink:show="new" text:style-name="Internet_20_link" text:visited-style-name="Visited_20_Internet_20_Link">Inkscape</text:a> </text:p>
            </text:list-item>
            <text:list-item>
              <text:p text:style-name="P17"><text:span text:style-name="Strong_20_Emphasis">Krita:</text:span> Enfocado en pintura digital e ilustración. <text:a xlink:type="simple" xlink:href="https://krita.org/es/" office:target-frame-name="_blank" xlink:show="new" text:style-name="Internet_20_link" text:visited-style-name="Visited_20_Internet_20_Link">Krita</text:a> </text:p>
            </text:list-item>
            <text:list-item>
              <text:p text:style-name="P17"><text:span text:style-name="Strong_20_Emphasis">Darktable:</text:span> Revelado y gestión de fotografías RAW. <text:a xlink:type="simple" xlink:href="https://www.darktable.org/" office:target-frame-name="_blank" xlink:show="new" text:style-name="Internet_20_link" text:visited-style-name="Visited_20_Internet_20_Link">Darktable</text:a> </text:p>
            </text:list-item>
          </text:list>
        </text:list-item>
        <text:list-item>
          <text:p text:style-name="P17"><text:span text:style-name="Strong_20_Emphasis">Edición de Audio y Vídeo:</text:span> </text:p>
          <text:list>
            <text:list-item>
              <text:p text:style-name="P17"><text:span text:style-name="Strong_20_Emphasis">Audacity:</text:span> Editor de audio multipista. <text:a xlink:type="simple" xlink:href="https://www.audacityteam.org/" office:target-frame-name="_blank" xlink:show="new" text:style-name="Internet_20_link" text:visited-style-name="Visited_20_Internet_20_Link">Audacity</text:a> </text:p>
            </text:list-item>
            <text:list-item>
              <text:p text:style-name="P17"><text:span text:style-name="Strong_20_Emphasis">Shotcut:</text:span> Editor de vídeo no lineal. <text:a xlink:type="simple" xlink:href="https://shotcut.org/" office:target-frame-name="_blank" xlink:show="new" text:style-name="Internet_20_link" text:visited-style-name="Visited_20_Internet_20_Link">Shotcut</text:a> </text:p>
            </text:list-item>
            <text:list-item>
              <text:p text:style-name="P17"><text:span text:style-name="Strong_20_Emphasis">Kdenlive:</text:span> Otro editor de vídeo popular (parte de KDE). <text:a xlink:type="simple" xlink:href="https://kdenlive.org/es/" office:target-frame-name="_blank" xlink:show="new" text:style-name="Internet_20_link" text:visited-style-name="Visited_20_Internet_20_Link">Kdenlive</text:a> </text:p>
            </text:list-item>
            <text:list-item>
              <text:p text:style-name="P17"><text:span text:style-name="Strong_20_Emphasis">OBS Studio:</text:span> Para grabación de pantalla y streaming en vivo. <text:a xlink:type="simple" xlink:href="https://obsproject.com/es" office:target-frame-name="_blank" xlink:show="new" text:style-name="Internet_20_link" text:visited-style-name="Visited_20_Internet_20_Link">OBS Studio</text:a> </text:p>
            </text:list-item>
          </text:list>
        </text:list-item>
        <text:list-item>
          <text:p text:style-name="P17"><text:span text:style-name="Strong_20_Emphasis">Reproducción Multimedia:</text:span> </text:p>
          <text:list>
            <text:list-item>
              <text:p text:style-name="P17"><text:span text:style-name="Strong_20_Emphasis">VLC media player:</text:span> Reproductor universal capaz de manejar casi cualquier formato. <text:a xlink:type="simple" xlink:href="https://www.videolan.org/vlc/index.es.html" office:target-frame-name="_blank" xlink:show="new" text:style-name="Internet_20_link" text:visited-style-name="Visited_20_Internet_20_Link">VLC</text:a> </text:p>
            </text:list-item>
          </text:list>
        </text:list-item>
        <text:list-item>
          <text:p text:style-name="P17"><text:span text:style-name="Strong_20_Emphasis">Modelado y Animación 3D:</text:span> </text:p>
          <text:list>
            <text:list-item>
              <text:p text:style-name="P17"><text:span text:style-name="Strong_20_Emphasis">Blender:</text:span> Suite completísima para modelado, escultura, animación, VFX, renderizado y edición de vídeo. Estándar en muchas áreas. <text:a xlink:type="simple" xlink:href="https://www.blender.org/" office:target-frame-name="_blank" xlink:show="new" text:style-name="Internet_20_link" text:visited-style-name="Visited_20_Internet_20_Link">Blender</text:a> </text:p>
            </text:list-item>
          </text:list>
        </text:list-item>
        <text:list-item>
          <text:p text:style-name="P17"><text:soft-page-break/><text:span text:style-name="Strong_20_Emphasis">Desarrollo de Software:</text:span> </text:p>
          <text:list>
            <text:list-item>
              <text:p text:style-name="P17"><text:span text:style-name="Strong_20_Emphasis">Visual Studio Code (VS Code):</text:span> Editor de código muy popular (desarrollado por Microsoft, pero Open Source - Licencia MIT). <text:a xlink:type="simple" xlink:href="https://code.visualstudio.com/" office:target-frame-name="_blank" xlink:show="new" text:style-name="Internet_20_link" text:visited-style-name="Visited_20_Internet_20_Link">VS Code</text:a> </text:p>
            </text:list-item>
            <text:list-item>
              <text:p text:style-name="P17"><text:span text:style-name="Strong_20_Emphasis">Eclipse:</text:span> Entorno de Desarrollo Integrado (IDE) popular para Java y otros lenguajes. <text:a xlink:type="simple" xlink:href="https://www.eclipse.org/" office:target-frame-name="_blank" xlink:show="new" text:style-name="Internet_20_link" text:visited-style-name="Visited_20_Internet_20_Link">Eclipse</text:a> </text:p>
            </text:list-item>
            <text:list-item>
              <text:p text:style-name="P17"><text:span text:style-name="Strong_20_Emphasis">NetBeans:</text:span> Otro IDE popular, especialmente para Java (proyecto de Apache). <text:a xlink:type="simple" xlink:href="https://netbeans.apache.org/" office:target-frame-name="_blank" xlink:show="new" text:style-name="Internet_20_link" text:visited-style-name="Visited_20_Internet_20_Link">NetBeans</text:a> </text:p>
            </text:list-item>
            <text:list-item>
              <text:p text:style-name="P17"><text:span text:style-name="Strong_20_Emphasis">Git:</text:span> Sistema de control de versiones distribuido (creado por Linus Torvalds). <text:a xlink:type="simple" xlink:href="https://git-scm.com/" office:target-frame-name="_blank" xlink:show="new" text:style-name="Internet_20_link" text:visited-style-name="Visited_20_Internet_20_Link">Git</text:a> </text:p>
            </text:list-item>
            <text:list-item>
              <text:p text:style-name="P17"><text:span text:style-name="Strong_20_Emphasis">Lenguajes:</text:span> Python, PHP, Ruby, Perl, y compiladores como GCC. </text:p>
            </text:list-item>
          </text:list>
        </text:list-item>
        <text:list-item>
          <text:p text:style-name="P17"><text:span text:style-name="Strong_20_Emphasis">Servidores Web:</text:span> </text:p>
          <text:list>
            <text:list-item>
              <text:p text:style-name="P17"><text:span text:style-name="Strong_20_Emphasis">Apache HTTP Server:</text:span> El servidor web más utilizado durante décadas. <text:a xlink:type="simple" xlink:href="https://httpd.apache.org/" office:target-frame-name="_blank" xlink:show="new" text:style-name="Internet_20_link" text:visited-style-name="Visited_20_Internet_20_Link">Apache HTTPD</text:a> </text:p>
            </text:list-item>
            <text:list-item>
              <text:p text:style-name="P17"><text:span text:style-name="Strong_20_Emphasis">Nginx:</text:span> Otro servidor web muy popular, conocido por su rendimiento y eficiencia. <text:a xlink:type="simple" xlink:href="https://nginx.org/" office:target-frame-name="_blank" xlink:show="new" text:style-name="Internet_20_link" text:visited-style-name="Visited_20_Internet_20_Link">Nginx</text:a> </text:p>
            </text:list-item>
          </text:list>
        </text:list-item>
        <text:list-item>
          <text:p text:style-name="P17"><text:span text:style-name="Strong_20_Emphasis">Bases de Datos:</text:span> </text:p>
          <text:list>
            <text:list-item>
              <text:p text:style-name="P17"><text:span text:style-name="Strong_20_Emphasis">MySQL:</text:span> Sistema de gestión de bases de datos relacional muy popular (ahora propiedad de Oracle, pero con versiones Open Source y forks como MariaDB). <text:a xlink:type="simple" xlink:href="https://www.mysql.com/" office:target-frame-name="_blank" xlink:show="new" text:style-name="Internet_20_link" text:visited-style-name="Visited_20_Internet_20_Link">MySQL</text:a>, <text:a xlink:type="simple" xlink:href="https://mariadb.org/" office:target-frame-name="_blank" xlink:show="new" text:style-name="Internet_20_link" text:visited-style-name="Visited_20_Internet_20_Link">MariaDB</text:a> </text:p>
            </text:list-item>
            <text:list-item>
              <text:p text:style-name="P17"><text:span text:style-name="Strong_20_Emphasis">PostgreSQL:</text:span> Sistema de gestión de bases de datos objeto-relacional muy potente y respetado. <text:a xlink:type="simple" xlink:href="https://www.postgresql.org/" office:target-frame-name="_blank" xlink:show="new" text:style-name="Internet_20_link" text:visited-style-name="Visited_20_Internet_20_Link">PostgreSQL</text:a> </text:p>
            </text:list-item>
            <text:list-item>
              <text:p text:style-name="P17"><text:span text:style-name="Strong_20_Emphasis">SQLite:</text:span> Base de datos embebida muy ligera. <text:a xlink:type="simple" xlink:href="https://www.sqlite.org/" office:target-frame-name="_blank" xlink:show="new" text:style-name="Internet_20_link" text:visited-style-name="Visited_20_Internet_20_Link">SQLite</text:a> </text:p>
            </text:list-item>
            <text:list-item>
              <text:p text:style-name="P17"><text:span text:style-name="Strong_20_Emphasis">MongoDB:</text:span> Base de datos NoSQL orientada a documentos. <text:a xlink:type="simple" xlink:href="https://www.mongodb.com/" office:target-frame-name="_blank" xlink:show="new" text:style-name="Internet_20_link" text:visited-style-name="Visited_20_Internet_20_Link">MongoDB</text:a> </text:p>
            </text:list-item>
            <text:list-item>
              <text:p text:style-name="P17"><text:span text:style-name="Strong_20_Emphasis">Redis:</text:span> Base de datos en memoria clave-valor. <text:a xlink:type="simple" xlink:href="https://redis.io/" office:target-frame-name="_blank" xlink:show="new" text:style-name="Internet_20_link" text:visited-style-name="Visited_20_Internet_20_Link">Redis</text:a> </text:p>
            </text:list-item>
          </text:list>
        </text:list-item>
        <text:list-item>
          <text:p text:style-name="P17"><text:span text:style-name="Strong_20_Emphasis">Big Data:</text:span> </text:p>
          <text:list>
            <text:list-item>
              <text:p text:style-name="P17"><text:span text:style-name="Strong_20_Emphasis">Apache Hadoop:</text:span> Framework para almacenamiento y procesamiento distribuido de grandes volúmenes de datos. <text:a xlink:type="simple" xlink:href="https://hadoop.apache.org/" office:target-frame-name="_blank" xlink:show="new" text:style-name="Internet_20_link" text:visited-style-name="Visited_20_Internet_20_Link">Hadoop</text:a> </text:p>
            </text:list-item>
            <text:list-item>
              <text:p text:style-name="P17"><text:span text:style-name="Strong_20_Emphasis">Apache Spark:</text:span> Motor de procesamiento distribuido rápido y general. <text:a xlink:type="simple" xlink:href="https://spark.apache.org/" office:target-frame-name="_blank" xlink:show="new" text:style-name="Internet_20_link" text:visited-style-name="Visited_20_Internet_20_Link">Spark</text:a> </text:p>
            </text:list-item>
          </text:list>
        </text:list-item>
        <text:list-item>
          <text:p text:style-name="P17"><text:span text:style-name="Strong_20_Emphasis">Gestión de Contenidos (CMS) y Blogs:</text:span> </text:p>
          <text:list>
            <text:list-item>
              <text:p text:style-name="P17"><text:span text:style-name="Strong_20_Emphasis">WordPress:</text:span> La plataforma más popular para crear sitios web y blogs. <text:a xlink:type="simple" xlink:href="https://es.wordpress.org/" office:target-frame-name="_blank" xlink:show="new" text:style-name="Internet_20_link" text:visited-style-name="Visited_20_Internet_20_Link">WordPress.org</text:a> </text:p>
            </text:list-item>
            <text:list-item>
              <text:p text:style-name="P17"><text:span text:style-name="Strong_20_Emphasis">Joomla!, Drupal:</text:span> Otras plataformas CMS potentes. </text:p>
            </text:list-item>
          </text:list>
        </text:list-item>
        <text:list-item>
          <text:p text:style-name="P17"><text:span text:style-name="Strong_20_Emphasis">Virtualización y Contenedores:</text:span> </text:p>
          <text:list>
            <text:list-item>
              <text:p text:style-name="P17"><text:span text:style-name="Strong_20_Emphasis">VirtualBox:</text:span> Software para crear y gestionar máquinas virtuales. <text:a xlink:type="simple" xlink:href="https://www.virtualbox.org/" office:target-frame-name="_blank" xlink:show="new" text:style-name="Internet_20_link" text:visited-style-name="Visited_20_Internet_20_Link">VirtualBox</text:a> </text:p>
            </text:list-item>
            <text:list-item>
              <text:p text:style-name="P17"><text:span text:style-name="Strong_20_Emphasis">Docker:</text:span> Plataforma para desarrollar, desplegar y ejecutar aplicaciones en contenedores. <text:a xlink:type="simple" xlink:href="https://www.docker.com/" office:target-frame-name="_blank" xlink:show="new" text:style-name="Internet_20_link" text:visited-style-name="Visited_20_Internet_20_Link">Docker</text:a> </text:p>
            </text:list-item>
            <text:list-item>
              <text:p text:style-name="P17"><text:span text:style-name="Strong_20_Emphasis">Kubernetes:</text:span> Orquestador de contenedores. <text:a xlink:type="simple" xlink:href="https://kubernetes.io/es/" office:target-frame-name="_blank" xlink:show="new" text:style-name="Internet_20_link" text:visited-style-name="Visited_20_Internet_20_Link">Kubernetes</text:a> </text:p>
            </text:list-item>
          </text:list>
        </text:list-item>
        <text:list-item>
          <text:p text:style-name="P17"><text:span text:style-name="Strong_20_Emphasis">Otros:</text:span> </text:p>
          <text:list>
            <text:list-item>
              <text:p text:style-name="P17"><text:span text:style-name="Strong_20_Emphasis">7-Zip:</text:span> Compresor/descompresor de archivos. <text:a xlink:type="simple" xlink:href="https://www.7-zip.org/" office:target-frame-name="_blank" xlink:show="new" text:style-name="Internet_20_link" text:visited-style-name="Visited_20_Internet_20_Link">7-Zip</text:a> </text:p>
            </text:list-item>
            <text:list-item>
              <text:p text:style-name="P17"><text:span text:style-name="Strong_20_Emphasis">Notepad++:</text:span> Editor de texto avanzado para Windows. <text:a xlink:type="simple" xlink:href="https://notepad-plus-plus.org/" office:target-frame-name="_blank" xlink:show="new" text:style-name="Internet_20_link" text:visited-style-name="Visited_20_Internet_20_Link">Notepad++</text:a> </text:p>
            </text:list-item>
            <text:list-item>
              <text:p text:style-name="P17"><text:span text:style-name="Strong_20_Emphasis">FileZilla:</text:span> Cliente FTP/SFTP. <text:a xlink:type="simple" xlink:href="https://filezilla-project.org/" office:target-frame-name="_blank" xlink:show="new" text:style-name="Internet_20_link" text:visited-style-name="Visited_20_Internet_20_Link">FileZilla</text:a> </text:p>
            </text:list-item>
            <text:list-item>
              <text:p text:style-name="P17"><text:span text:style-name="Strong_20_Emphasis">PuTTY:</text:span> Cliente SSH/Telnet para Windows. <text:a xlink:type="simple" xlink:href="https://www.putty.org/" office:target-frame-name="_blank" xlink:show="new" text:style-name="Internet_20_link" text:visited-style-name="Visited_20_Internet_20_Link">PuTTY</text:a> </text:p>
            </text:list-item>
            <text:list-item>
              <text:p text:style-name="P16"><text:span text:style-name="Strong_20_Emphasis">QGIS, GRASS GIS:</text:span> Sistemas de Información Geográfica (SIG). <text:a xlink:type="simple" xlink:href="https://qgis.org/es/site/" office:target-frame-name="_blank" xlink:show="new" text:style-name="Internet_20_link" text:visited-style-name="Visited_20_Internet_20_Link">QGIS</text:a>, <text:a xlink:type="simple" xlink:href="https://grass.osgeo.org/" office:target-frame-name="_blank" xlink:show="new" text:style-name="Internet_20_link" text:visited-style-name="Visited_20_Internet_20_Link">GRASS GIS</text:a> </text:p>
            </text:list-item>
          </text:list>
        </text:list-item>
      </text:list>
      <text:p text:style-name="Text_20_body"><text:soft-page-break/><text:span text:style-name="Strong_20_Emphasis">Fuentes y Más Información:</text:span></text:p>
      <text:list text:style-name="L8">
        <text:list-item>
          <text:p text:style-name="P19"><text:a xlink:type="simple" xlink:href="https://www.iebschool.com/blog/herramientas-de-open-source-management/" office:target-frame-name="_blank" xlink:show="new" text:style-name="Internet_20_link" text:visited-style-name="Visited_20_Internet_20_Link">Las 10 mejores herramientas de Open Source (IEBS Business School)</text:a> </text:p>
        </text:list-item>
        <text:list-item>
          <text:p text:style-name="P19"><text:a xlink:type="simple" xlink:href="https://www.foxize.com/10-programas-de-codigo-abierto-gratuitos-eticos-y-conscientes-de-la-privacidad/" office:target-frame-name="_blank" xlink:show="new" text:style-name="Internet_20_link" text:visited-style-name="Visited_20_Internet_20_Link">10 Programas de Código Abierto Gratuitos (Foxize)</text:a> </text:p>
        </text:list-item>
        <text:list-item>
          <text:p text:style-name="P19"><text:a xlink:type="simple" xlink:href="https://www.ejemplos.co/25-ejemplos-de-software-libre/" office:target-frame-name="_blank" xlink:show="new" text:style-name="Internet_20_link" text:visited-style-name="Visited_20_Internet_20_Link">25 Ejemplos de Software Libre (Ejemplos.co)</text:a> </text:p>
        </text:list-item>
        <text:list-item>
          <text:p text:style-name="P19"><text:a xlink:type="simple" xlink:href="https://es.wikipedia.org/wiki/Anexo:Paquetes_de_software_libre_y_de_código_abierto" office:target-frame-name="_blank" xlink:show="new" text:style-name="Internet_20_link" text:visited-style-name="Visited_20_Internet_20_Link">Anexo: Paquetes de software libre y de código abierto (Wikipedia)</text:a> (Lista muy extensa) </text:p>
        </text:list-item>
        <text:list-item>
          <text:p text:style-name="P19"><text:a xlink:type="simple" xlink:href="https://www.muycomputer.com/2021/12/24/11-aplicaciones-software-libre/" office:target-frame-name="_blank" xlink:show="new" text:style-name="Internet_20_link" text:visited-style-name="Visited_20_Internet_20_Link">Descubre 11 aplicaciones software libre que no deberían faltar... (MuyComputer)</text:a> </text:p>
        </text:list-item>
        <text:list-item>
          <text:p text:style-name="P18"><text:a xlink:type="simple" xlink:href="https://www.codemotion.com/magazine/es/backend-es/las-5-mejores-bases-de-datos-open-source/" office:target-frame-name="_blank" xlink:show="new" text:style-name="Internet_20_link" text:visited-style-name="Visited_20_Internet_20_Link">Las 5 mejores bases de datos open source en 2024 (Codemotion)</text:a>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3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3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1T21:11:35.069542930</dc:date>
    <meta:editing-duration>PT1H26M45S</meta:editing-duration>
    <meta:editing-cycles>3</meta:editing-cycles>
    <meta:generator>LibreOffice/24.2.2.2$Linux_X86_64 LibreOffice_project/d56cc158d8a96260b836f100ef4b4ef25d6f1a01</meta:generator>
    <meta:document-statistic meta:table-count="0" meta:image-count="0" meta:object-count="0" meta:page-count="3" meta:paragraph-count="71" meta:word-count="708" meta:character-count="4711" meta:non-whitespace-character-count="4072"/>
  </office:meta>
</office:document-meta>
</file>